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font-weight="bold" style:font-weight-asian="bold" style:font-weight-complex="bold"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Un utilisateur a des journaux.</text:p>
      <text:p text:style-name="Standard">Un utilisateur a un nom d’utilisateur, un mot de passe et un rôle.</text:p>
      <text:p text:style-name="Standard">Un journal a une date, des plats et des aliments dans une certaine quantité.</text:p>
      <text:p text:style-name="Standard">Un aliment a un nom, une unité, des calories, des<text:s/>glucides (sucre, fibres, …), des lipides (acides gras saturés, acides gras insaturés, acides gras trans, …), des protéines, du sel, des minéraux (potassium, magnésium, calcium, ) et des vitamines (A, B1, B2, C, D, E, K, …).</text:p>
      <text:p text:style-name="Standard">Un aliment est créé par un utilisateur et peut être un plat.</text:p>
      <text:p text:style-name="Standard">Un aliment peut avoir un code-barre.</text:p>
      <text:p text:style-name="Standard">Un plat est composé d’aliments en une certaine proportion.</text:p>
      <text:p text:style-name="Standard">Un plat a un nom</text:p>
      <text:p text:style-name="Standard"/>
      <text:p text:style-name="Standard"/>
      <text:p text:style-name="Standard">Un utilisateur ne peut pas créer plusieurs aliments qui ont le même nom.</text:p>
      <text:p text:style-name="Standard">Un nom d’utilisateur est unique.</text:p>
      <text:p text:style-name="Standard"/>
      <text:p text:style-name="Standard"/>
      <text:p text:style-name="Standard"/>
      <text:p text:style-name="Standard"/>
      <text:p text:style-name="Standard"/>
      <text:p text:style-name="Standard">Aliment(<text:span text:style-name="T2">id_aliment</text:span>, nom_aliment, calories, unite, glucides, M_gras, proteines, sel, vitamines, minéraux,<text:s/><text:span text:style-name="T3">id_user</text:span>)</text:p>
      <text:p text:style-name="Standard">Plat(<text:span text:style-name="T4">id_plat</text:span>,<text:s/><text:span text:style-name="T5">id_aliment</text:span>, portions)</text:p>
      <text:p text:style-name="Standard">Recette(<text:span text:style-name="T6">id_plat</text:span>,<text:s/><text:span text:style-name="T7">id_aliment</text:span>, quantite)</text:p>
      <text:p text:style-name="Standard">Composition_journal_aliment(<text:span text:style-name="T8">date</text:span>,<text:s/><text:span text:style-name="T9">id_aliment</text:span>,<text:s/><text:span text:style-name="T10">id_user</text:span>, quantite)</text:p>
      <text:p text:style-name="Standard">CodeBarre(<text:span text:style-name="T11">code_barre</text:span>,<text:s/><text:span text:style-name="T12">id_aliment</text:span>, marque)</text:p>
      <text:p text:style-name="Standard"><text:span text:style-name="T13">Users(</text:span><text:span text:style-name="T14">id_user</text:span><text:span text:style-name="T15">, nom, password)</text:span></text:p>
      <text:p text:style-name="Standard">Rôles(<text:span text:style-name="T16">id_role</text:span>, nomRole)</text:p>
      <text:p text:style-name="Standard">User_role(<text:span text:style-name="T17">id_user</text:span>,<text:s/><text:span text:style-name="T18">id_role</text:span>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Emmanuel Néhémie Marcellin Yao</dc:creator>
    <meta:creation-date>2023-11-17T22:06:00Z</meta:creation-date>
    <dc:date>2024-07-29T13:25:00Z</dc:date>
    <meta:template xlink:href="Normal.dotm" xlink:type="simple"/>
    <meta:editing-cycles>11</meta:editing-cycles>
    <meta:editing-duration>PT43080S</meta:editing-duration>
    <meta:document-statistic meta:page-count="1" meta:paragraph-count="2" meta:word-count="171" meta:character-count="1113" meta:row-count="7" meta:non-whitespace-character-count="944"/>
  </office:meta>
</office:document-meta>
</file>